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43.11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7"/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ext-properties style:font-name="Liberation Sans" style:font-name-asian="Source Han Sans CN Regular" style:font-name-complex="Lohit Devanagari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number-columns-repeated="34" table:default-cell-style-name="ce3"/>
        <table:table-column table:style-name="co3" table:number-columns-repeated="4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formula="of:=([.A1]-[.B1])/POWER(2;1+FLOOR(LOG([.B1];2)))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([.A1]-ISODD([.B1]))/POWER(2;1+FLOOR(LOG([.B1];2)))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([.A2]-[.B2])/POWER(2;1+FLOOR(LOG([.B2];2)))" office:value-type="float" office:value="0.75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([.A2]-ISODD([.B2]))/POWER(2;1+FLOOR(LOG([.B2];2)))" office:value-type="float" office:value="1.25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table:formula="of:=([.A3]-[.B3])/POWER(2;1+FLOOR(LOG([.B3];2)))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table:formula="of:=([.A3]-ISODD([.B3]))/POWER(2;1+FLOOR(LOG([.B3];2)))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table:formula="of:=([.A4]-[.B4])/POWER(2;1+FLOOR(LOG([.B4];2)))" office:value-type="float" office:value="1.25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([.A4]-ISODD([.B4]))/POWER(2;1+FLOOR(LOG([.B4];2)))" office:value-type="float" office:value="1.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table:formula="of:=([.A5]-[.B5])/POWER(2;1+FLOOR(LOG([.B5];2)))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([.A5]-ISODD([.B5]))/POWER(2;1+FLOOR(LOG([.B5];2)))" office:value-type="float" office:value="2" calcext:value-type="float">
            <text:p>2,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" table:formula="of:=([.A6]-[.B6])/POWER(2;1+FLOOR(LOG([.B6];2)))" office:value-type="float" office:value="1.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formula="of:=([.A6]-ISODD([.B6]))/POWER(2;1+FLOOR(LOG([.B6];2)))" office:value-type="float" office:value="2.25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" table:formula="of:=([.A7]-[.B7])/POWER(2;1+FLOOR(LOG([.B7];2)))" office:value-type="float" office:value="2" calcext:value-type="float">
            <text:p>2,0</text:p>
          </table:table-cell>
          <table:table-cell office:value-type="float" office:value="2" calcext:value-type="float">
            <text:p>2</text:p>
          </table:table-cell>
          <table:table-cell table:formula="of:=([.A7]-ISODD([.B7]))/POWER(2;1+FLOOR(LOG([.B7];2)))"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" table:formula="of:=([.A8]-[.B8])/POWER(2;1+FLOOR(LOG([.B8];2)))" office:value-type="float" office:value="2.25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table:formula="of:=([.A8]-ISODD([.B8]))/POWER(2;1+FLOOR(LOG([.B8];2)))" office:value-type="float" office:value="2.75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" table:formula="of:=([.A9]-[.B9])/POWER(2;1+FLOOR(LOG([.B9];2)))"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formula="of:=([.A9]-ISODD([.B9]))/POWER(2;1+FLOOR(LOG([.B9];2)))" office:value-type="float" office:value="3" calcext:value-type="float">
            <text:p>3,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table:formula="of:=([.A10]-[.B10])/POWER(2;1+FLOOR(LOG([.B10];2)))" office:value-type="float" office:value="2.75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formula="of:=([.A10]-ISODD([.B10]))/POWER(2;1+FLOOR(LOG([.B10];2)))" office:value-type="float" office:value="3.25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7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table:formula="of:=([.A11]-[.B11])/POWER(2;1+FLOOR(LOG([.B11];2)))" office:value-type="float" office:value="3" calcext:value-type="float">
            <text:p>3,0</text:p>
          </table:table-cell>
          <table:table-cell office:value-type="float" office:value="3" calcext:value-type="float">
            <text:p>3</text:p>
          </table:table-cell>
          <table:table-cell table:formula="of:=([.A11]-ISODD([.B11]))/POWER(2;1+FLOOR(LOG([.B11];2)))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7"/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table:formula="of:=([.A12]-[.B12])/POWER(2;1+FLOOR(LOG([.B12];2)))" office:value-type="float" office:value="3.25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table:formula="of:=([.A12]-ISODD([.B12]))/POWER(2;1+FLOOR(LOG([.B12];2)))" office:value-type="float" office:value="3.75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ce7"/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" table:formula="of:=([.A13]-[.B13])/POWER(2;1+FLOOR(LOG([.B13];2)))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formula="of:=([.A13]-ISODD([.B13]))/POWER(2;1+FLOOR(LOG([.B13];2)))" office:value-type="float" office:value="4" calcext:value-type="float">
            <text:p>4,0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5"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7"/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" table:formula="of:=([.A14]-[.B14])/POWER(2;1+FLOOR(LOG([.B14];2)))" office:value-type="float" office:value="3.75" calcext:value-type="float">
            <text:p>3,8</text:p>
          </table:table-cell>
          <table:table-cell/>
          <table:table-cell table:formula="of:=([.A14]-ISODD([.B14]))/POWER(2;1+FLOOR(LOG([.B14];2)))" office:value-type="float" office:value="4.25" calcext:value-type="float">
            <text:p>4,3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" table:formula="of:=([.A15]-[.B15])/POWER(2;1+FLOOR(LOG([.B15];2)))" office:value-type="float" office:value="4" calcext:value-type="float">
            <text:p>4,0</text:p>
          </table:table-cell>
          <table:table-cell/>
          <table:table-cell table:formula="of:=([.A15]-ISODD([.B15]))/POWER(2;1+FLOOR(LOG([.B15];2)))" office:value-type="float" office:value="4.5" calcext:value-type="float">
            <text:p>4,5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" table:formula="of:=([.A16]-[.B16])/POWER(2;1+FLOOR(LOG([.B16];2)))" office:value-type="float" office:value="4.25" calcext:value-type="float">
            <text:p>4,3</text:p>
          </table:table-cell>
          <table:table-cell/>
          <table:table-cell table:formula="of:=([.A16]-ISODD([.B16]))/POWER(2;1+FLOOR(LOG([.B16];2)))" office:value-type="float" office:value="4.75" calcext:value-type="float">
            <text:p>4,8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table:formula="of:=([.A17]-[.B17])/POWER(2;1+FLOOR(LOG([.B17];2)))" office:value-type="float" office:value="4.5" calcext:value-type="float">
            <text:p>4,5</text:p>
          </table:table-cell>
          <table:table-cell/>
          <table:table-cell table:formula="of:=([.A17]-ISODD([.B17]))/POWER(2;1+FLOOR(LOG([.B17];2)))" office:value-type="float" office:value="5" calcext:value-type="float">
            <text:p>5,0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" table:formula="of:=([.A18]-[.B18])/POWER(2;1+FLOOR(LOG([.B18];2)))" office:value-type="float" office:value="4.75" calcext:value-type="float">
            <text:p>4,8</text:p>
          </table:table-cell>
          <table:table-cell/>
          <table:table-cell table:formula="of:=([.A18]-ISODD([.B18]))/POWER(2;1+FLOOR(LOG([.B18];2)))" office:value-type="float" office:value="5.25" calcext:value-type="float">
            <text:p>5,3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" table:formula="of:=([.A19]-[.B19])/POWER(2;1+FLOOR(LOG([.B19];2)))" office:value-type="float" office:value="5" calcext:value-type="float">
            <text:p>5,0</text:p>
          </table:table-cell>
          <table:table-cell/>
          <table:table-cell table:formula="of:=([.A19]-ISODD([.B19]))/POWER(2;1+FLOOR(LOG([.B19];2)))" office:value-type="float" office:value="5.5" calcext:value-type="float">
            <text:p>5,5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" table:formula="of:=([.A20]-[.B20])/POWER(2;1+FLOOR(LOG([.B20];2)))" office:value-type="float" office:value="5.25" calcext:value-type="float">
            <text:p>5,3</text:p>
          </table:table-cell>
          <table:table-cell/>
          <table:table-cell table:formula="of:=([.A20]-ISODD([.B20]))/POWER(2;1+FLOOR(LOG([.B20];2)))" office:value-type="float" office:value="5.75" calcext:value-type="float">
            <text:p>5,8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" table:formula="of:=([.A21]-[.B21])/POWER(2;1+FLOOR(LOG([.B21];2)))" office:value-type="float" office:value="5.5" calcext:value-type="float">
            <text:p>5,5</text:p>
          </table:table-cell>
          <table:table-cell/>
          <table:table-cell table:formula="of:=([.A21]-ISODD([.B21]))/POWER(2;1+FLOOR(LOG([.B21];2)))" office:value-type="float" office:value="6" calcext:value-type="float">
            <text:p>6,0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" table:formula="of:=([.A22]-[.B22])/POWER(2;1+FLOOR(LOG([.B22];2)))" office:value-type="float" office:value="5.75" calcext:value-type="float">
            <text:p>5,8</text:p>
          </table:table-cell>
          <table:table-cell/>
          <table:table-cell table:formula="of:=([.A22]-ISODD([.B22]))/POWER(2;1+FLOOR(LOG([.B22];2)))" office:value-type="float" office:value="6.25" calcext:value-type="float">
            <text:p>6,3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" table:formula="of:=([.A23]-[.B23])/POWER(2;1+FLOOR(LOG([.B23];2)))" office:value-type="float" office:value="6" calcext:value-type="float">
            <text:p>6,0</text:p>
          </table:table-cell>
          <table:table-cell/>
          <table:table-cell table:formula="of:=([.A23]-ISODD([.B23]))/POWER(2;1+FLOOR(LOG([.B23];2)))" office:value-type="float" office:value="6.5" calcext:value-type="float">
            <text:p>6,5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" table:formula="of:=([.A24]-[.B24])/POWER(2;1+FLOOR(LOG([.B24];2)))" office:value-type="float" office:value="6.25" calcext:value-type="float">
            <text:p>6,3</text:p>
          </table:table-cell>
          <table:table-cell/>
          <table:table-cell table:formula="of:=([.A24]-ISODD([.B24]))/POWER(2;1+FLOOR(LOG([.B24];2)))" office:value-type="float" office:value="6.75" calcext:value-type="float">
            <text:p>6,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" table:formula="of:=([.A25]-[.B25])/POWER(2;1+FLOOR(LOG([.B25];2)))" office:value-type="float" office:value="6.5" calcext:value-type="float">
            <text:p>6,5</text:p>
          </table:table-cell>
          <table:table-cell/>
          <table:table-cell table:formula="of:=([.A25]-ISODD([.B25]))/POWER(2;1+FLOOR(LOG([.B25];2)))" office:value-type="float" office:value="7" calcext:value-type="float">
            <text:p>7,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" table:formula="of:=([.A26]-[.B26])/POWER(2;1+FLOOR(LOG([.B26];2)))" office:value-type="float" office:value="6.75" calcext:value-type="float">
            <text:p>6,8</text:p>
          </table:table-cell>
          <table:table-cell/>
          <table:table-cell table:formula="of:=([.A26]-ISODD([.B26]))/POWER(2;1+FLOOR(LOG([.B26];2)))" office:value-type="float" office:value="7.25" calcext:value-type="float">
            <text:p>7,3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table:formula="of:=([.A27]-[.B27])/POWER(2;1+FLOOR(LOG([.B27];2)))" office:value-type="float" office:value="7" calcext:value-type="float">
            <text:p>7,0</text:p>
          </table:table-cell>
          <table:table-cell/>
          <table:table-cell table:formula="of:=([.A27]-ISODD([.B27]))/POWER(2;1+FLOOR(LOG([.B27];2)))" office:value-type="float" office:value="7.5" calcext:value-type="float">
            <text:p>7,5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" table:formula="of:=([.A28]-[.B28])/POWER(2;1+FLOOR(LOG([.B28];2)))" office:value-type="float" office:value="7.25" calcext:value-type="float">
            <text:p>7,3</text:p>
          </table:table-cell>
          <table:table-cell/>
          <table:table-cell table:formula="of:=([.A28]-ISODD([.B28]))/POWER(2;1+FLOOR(LOG([.B28];2)))" office:value-type="float" office:value="7.75" calcext:value-type="float">
            <text:p>7,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" table:formula="of:=([.A29]-[.B29])/POWER(2;1+FLOOR(LOG([.B29];2)))" office:value-type="float" office:value="7.5" calcext:value-type="float">
            <text:p>7,5</text:p>
          </table:table-cell>
          <table:table-cell/>
          <table:table-cell table:formula="of:=([.A29]-ISODD([.B29]))/POWER(2;1+FLOOR(LOG([.B29];2)))" office:value-type="float" office:value="8" calcext:value-type="float">
            <text:p>8,0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" table:formula="of:=([.A30]-[.B30])/POWER(2;1+FLOOR(LOG([.B30];2)))" office:value-type="float" office:value="7.75" calcext:value-type="float">
            <text:p>7,8</text:p>
          </table:table-cell>
          <table:table-cell/>
          <table:table-cell table:formula="of:=([.A30]-ISODD([.B30]))/POWER(2;1+FLOOR(LOG([.B30];2)))" office:value-type="float" office:value="8.25" calcext:value-type="float">
            <text:p>8,3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" table:formula="of:=([.A31]-[.B31])/POWER(2;1+FLOOR(LOG([.B31];2)))" office:value-type="float" office:value="8" calcext:value-type="float">
            <text:p>8,0</text:p>
          </table:table-cell>
          <table:table-cell office:value-type="float" office:value="8" calcext:value-type="float">
            <text:p>8</text:p>
          </table:table-cell>
          <table:table-cell table:formula="of:=([.A31]-ISODD([.B31]))/POWER(2;1+FLOOR(LOG([.B31];2)))"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style-name="ce5" table:number-columns-repeated="14"/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_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.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_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" table:formula="of:=([.A33]-[.B33])/POWER(2;1+FLOOR(LOG([.B33];2)))" office:value-type="float" office:value="0.25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([.A33]-ISODD([.B33]))/POWER(2;1+FLOOR(LOG([.B33];2)))" office:value-type="float" office:value="0.75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4"/>
          <table:table-cell table:style-name="ce9" table:formula="of:=ISODD([.B33])" office:value-type="boolean" office:boolean-value="true" calcext:value-type="boolean">
            <text:p>VRAI</text:p>
          </table:table-cell>
          <table:table-cell table:formula="of:=[.A33]-[.AO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3]" office:value-type="float" office:value="3" calcext:value-type="float">
            <text:p>3</text:p>
          </table:table-cell>
          <table:table-cell table:style-name="ce1" table:formula="of:=([.A34]-[.B34])/POWER(2;1+FLOOR(LOG([.B34];2)))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([.A34]-ISODD([.B34]))/POWER(2;1+FLOOR(LOG([.B34];2)))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4]" office:value-type="float" office:value="3" calcext:value-type="float">
            <text:p>3</text:p>
          </table:table-cell>
          <table:table-cell table:style-name="ce1" table:formula="of:=([.A35]-[.B35])/POWER(2;1+FLOOR(LOG([.B35];2)))" office:value-type="float" office:value="0.75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formula="of:=([.A35]-ISODD([.B35]))/POWER(2;1+FLOOR(LOG([.B35];2)))" office:value-type="float" office:value="1.25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5]" office:value-type="float" office:value="3" calcext:value-type="float">
            <text:p>3</text:p>
          </table:table-cell>
          <table:table-cell table:style-name="ce1" table:formula="of:=([.A36]-[.B36])/POWER(2;1+FLOOR(LOG([.B36];2)))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table:formula="of:=([.A36]-ISODD([.B36]))/POWER(2;1+FLOOR(LOG([.B36];2)))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6]" office:value-type="float" office:value="3" calcext:value-type="float">
            <text:p>3</text:p>
          </table:table-cell>
          <table:table-cell table:style-name="ce1" table:formula="of:=([.A37]-[.B37])/POWER(2;1+FLOOR(LOG([.B37];2)))" office:value-type="float" office:value="1.25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([.A37]-ISODD([.B37]))/POWER(2;1+FLOOR(LOG([.B37];2)))" office:value-type="float" office:value="1.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/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7]" office:value-type="float" office:value="3" calcext:value-type="float">
            <text:p>3</text:p>
          </table:table-cell>
          <table:table-cell table:style-name="ce1" table:formula="of:=([.A38]-[.B38])/POWER(2;1+FLOOR(LOG([.B38];2)))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([.A38]-ISODD([.B38]))/POWER(2;1+FLOOR(LOG([.B38];2)))" office:value-type="float" office:value="2" calcext:value-type="float">
            <text:p>2,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7"/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8]" office:value-type="float" office:value="3" calcext:value-type="float">
            <text:p>3</text:p>
          </table:table-cell>
          <table:table-cell table:style-name="ce1" table:formula="of:=([.A39]-[.B39])/POWER(2;1+FLOOR(LOG([.B39];2)))" office:value-type="float" office:value="1.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formula="of:=([.A39]-ISODD([.B39]))/POWER(2;1+FLOOR(LOG([.B39];2)))" office:value-type="float" office:value="2.25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/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9]" office:value-type="float" office:value="3" calcext:value-type="float">
            <text:p>3</text:p>
          </table:table-cell>
          <table:table-cell table:style-name="ce1" table:formula="of:=([.A40]-[.B40])/POWER(2;1+FLOOR(LOG([.B40];2)))" office:value-type="float" office:value="2" calcext:value-type="float">
            <text:p>2,0</text:p>
          </table:table-cell>
          <table:table-cell office:value-type="float" office:value="2" calcext:value-type="float">
            <text:p>2</text:p>
          </table:table-cell>
          <table:table-cell table:formula="of:=([.A40]-ISODD([.B40]))/POWER(2;1+FLOOR(LOG([.B40];2)))"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<text:s/>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7"/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40]" office:value-type="float" office:value="3" calcext:value-type="float">
            <text:p>3</text:p>
          </table:table-cell>
          <table:table-cell table:style-name="ce1" table:formula="of:=([.A41]-[.B41])/POWER(2;1+FLOOR(LOG([.B41];2)))" office:value-type="float" office:value="2.25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table:formula="of:=([.A41]-ISODD([.B41]))/POWER(2;1+FLOOR(LOG([.B41];2)))" office:value-type="float" office:value="2.75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5" office:value-type="string" calcext:value-type="string">
            <text:p>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7"/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1]" office:value-type="float" office:value="3" calcext:value-type="float">
            <text:p>3</text:p>
          </table:table-cell>
          <table:table-cell table:style-name="ce1" table:formula="of:=([.A42]-[.B42])/POWER(2;1+FLOOR(LOG([.B42];2)))"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formula="of:=([.A42]-ISODD([.B42]))/POWER(2;1+FLOOR(LOG([.B42];2)))" office:value-type="float" office:value="3" calcext:value-type="float">
            <text:p>3,0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7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2]" office:value-type="float" office:value="3" calcext:value-type="float">
            <text:p>3</text:p>
          </table:table-cell>
          <table:table-cell table:style-name="ce1" table:formula="of:=([.A43]-[.B43])/POWER(2;1+FLOOR(LOG([.B43];2)))" office:value-type="float" office:value="2.75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formula="of:=([.A43]-ISODD([.B43]))/POWER(2;1+FLOOR(LOG([.B43];2)))" office:value-type="float" office:value="3.25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7"/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3]" office:value-type="float" office:value="3" calcext:value-type="float">
            <text:p>3</text:p>
          </table:table-cell>
          <table:table-cell table:style-name="ce1" table:formula="of:=([.A44]-[.B44])/POWER(2;1+FLOOR(LOG([.B44];2)))" office:value-type="float" office:value="3" calcext:value-type="float">
            <text:p>3,0</text:p>
          </table:table-cell>
          <table:table-cell office:value-type="float" office:value="3" calcext:value-type="float">
            <text:p>3</text:p>
          </table:table-cell>
          <table:table-cell table:formula="of:=([.A44]-ISODD([.B44]))/POWER(2;1+FLOOR(LOG([.B44];2)))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7"/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44]" office:value-type="float" office:value="3" calcext:value-type="float">
            <text:p>3</text:p>
          </table:table-cell>
          <table:table-cell table:style-name="ce1" table:formula="of:=([.A45]-[.B45])/POWER(2;1+FLOOR(LOG([.B45];2)))" office:value-type="float" office:value="3.25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table:formula="of:=([.A45]-ISODD([.B45]))/POWER(2;1+FLOOR(LOG([.B45];2)))" office:value-type="float" office:value="3.75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7"/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45]" office:value-type="float" office:value="3" calcext:value-type="float">
            <text:p>3</text:p>
          </table:table-cell>
          <table:table-cell table:style-name="ce1" table:formula="of:=([.A46]-[.B46])/POWER(2;1+FLOOR(LOG([.B46];2)))" office:value-type="float" office:value="3.5" calcext:value-type="float">
            <text:p>3,5</text:p>
          </table:table-cell>
          <table:table-cell/>
          <table:table-cell table:formula="of:=([.A46]-ISODD([.B46]))/POWER(2;1+FLOOR(LOG([.B46];2)))" office:value-type="float" office:value="4" calcext:value-type="float">
            <text:p>4,0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6]" office:value-type="float" office:value="3" calcext:value-type="float">
            <text:p>3</text:p>
          </table:table-cell>
          <table:table-cell table:style-name="ce1" table:formula="of:=([.A47]-[.B47])/POWER(2;1+FLOOR(LOG([.B47];2)))" office:value-type="float" office:value="3.75" calcext:value-type="float">
            <text:p>3,8</text:p>
          </table:table-cell>
          <table:table-cell/>
          <table:table-cell table:formula="of:=([.A47]-ISODD([.B47]))/POWER(2;1+FLOOR(LOG([.B47];2)))" office:value-type="float" office:value="4.25" calcext:value-type="float">
            <text:p>4,3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47]" office:value-type="float" office:value="3" calcext:value-type="float">
            <text:p>3</text:p>
          </table:table-cell>
          <table:table-cell table:style-name="ce1" table:formula="of:=([.A48]-[.B48])/POWER(2;1+FLOOR(LOG([.B48];2)))" office:value-type="float" office:value="4" calcext:value-type="float">
            <text:p>4,0</text:p>
          </table:table-cell>
          <table:table-cell/>
          <table:table-cell table:formula="of:=([.A48]-ISODD([.B48]))/POWER(2;1+FLOOR(LOG([.B48];2)))" office:value-type="float" office:value="4.5" calcext:value-type="float">
            <text:p>4,5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48]" office:value-type="float" office:value="3" calcext:value-type="float">
            <text:p>3</text:p>
          </table:table-cell>
          <table:table-cell table:style-name="ce1" table:formula="of:=([.A49]-[.B49])/POWER(2;1+FLOOR(LOG([.B49];2)))" office:value-type="float" office:value="4.25" calcext:value-type="float">
            <text:p>4,3</text:p>
          </table:table-cell>
          <table:table-cell/>
          <table:table-cell table:formula="of:=([.A49]-ISODD([.B49]))/POWER(2;1+FLOOR(LOG([.B49];2)))" office:value-type="float" office:value="4.75" calcext:value-type="float">
            <text:p>4,8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9]" office:value-type="float" office:value="3" calcext:value-type="float">
            <text:p>3</text:p>
          </table:table-cell>
          <table:table-cell table:style-name="ce1" table:formula="of:=([.A50]-[.B50])/POWER(2;1+FLOOR(LOG([.B50];2)))" office:value-type="float" office:value="4.5" calcext:value-type="float">
            <text:p>4,5</text:p>
          </table:table-cell>
          <table:table-cell/>
          <table:table-cell table:formula="of:=([.A50]-ISODD([.B50]))/POWER(2;1+FLOOR(LOG([.B50];2)))" office:value-type="float" office:value="5" calcext:value-type="float">
            <text:p>5,0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50]" office:value-type="float" office:value="3" calcext:value-type="float">
            <text:p>3</text:p>
          </table:table-cell>
          <table:table-cell table:style-name="ce1" table:formula="of:=([.A51]-[.B51])/POWER(2;1+FLOOR(LOG([.B51];2)))" office:value-type="float" office:value="4.75" calcext:value-type="float">
            <text:p>4,8</text:p>
          </table:table-cell>
          <table:table-cell/>
          <table:table-cell table:formula="of:=([.A51]-ISODD([.B51]))/POWER(2;1+FLOOR(LOG([.B51];2)))" office:value-type="float" office:value="5.25" calcext:value-type="float">
            <text:p>5,3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51]" office:value-type="float" office:value="3" calcext:value-type="float">
            <text:p>3</text:p>
          </table:table-cell>
          <table:table-cell table:style-name="ce1" table:formula="of:=([.A52]-[.B52])/POWER(2;1+FLOOR(LOG([.B52];2)))" office:value-type="float" office:value="5" calcext:value-type="float">
            <text:p>5,0</text:p>
          </table:table-cell>
          <table:table-cell/>
          <table:table-cell table:formula="of:=([.A52]-ISODD([.B52]))/POWER(2;1+FLOOR(LOG([.B52];2)))" office:value-type="float" office:value="5.5" calcext:value-type="float">
            <text:p>5,5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52]" office:value-type="float" office:value="3" calcext:value-type="float">
            <text:p>3</text:p>
          </table:table-cell>
          <table:table-cell table:style-name="ce1" table:formula="of:=([.A53]-[.B53])/POWER(2;1+FLOOR(LOG([.B53];2)))" office:value-type="float" office:value="5.25" calcext:value-type="float">
            <text:p>5,3</text:p>
          </table:table-cell>
          <table:table-cell/>
          <table:table-cell table:formula="of:=([.A53]-ISODD([.B53]))/POWER(2;1+FLOOR(LOG([.B53];2)))" office:value-type="float" office:value="5.75" calcext:value-type="float">
            <text:p>5,8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53]" office:value-type="float" office:value="3" calcext:value-type="float">
            <text:p>3</text:p>
          </table:table-cell>
          <table:table-cell table:style-name="ce1" table:formula="of:=([.A54]-[.B54])/POWER(2;1+FLOOR(LOG([.B54];2)))" office:value-type="float" office:value="5.5" calcext:value-type="float">
            <text:p>5,5</text:p>
          </table:table-cell>
          <table:table-cell/>
          <table:table-cell table:formula="of:=([.A54]-ISODD([.B54]))/POWER(2;1+FLOOR(LOG([.B54];2)))" office:value-type="float" office:value="6" calcext:value-type="float">
            <text:p>6,0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4]" office:value-type="float" office:value="3" calcext:value-type="float">
            <text:p>3</text:p>
          </table:table-cell>
          <table:table-cell table:style-name="ce1" table:formula="of:=([.A55]-[.B55])/POWER(2;1+FLOOR(LOG([.B55];2)))" office:value-type="float" office:value="5.75" calcext:value-type="float">
            <text:p>5,8</text:p>
          </table:table-cell>
          <table:table-cell/>
          <table:table-cell table:formula="of:=([.A55]-ISODD([.B55]))/POWER(2;1+FLOOR(LOG([.B55];2)))" office:value-type="float" office:value="6.25" calcext:value-type="float">
            <text:p>6,3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5]" office:value-type="float" office:value="3" calcext:value-type="float">
            <text:p>3</text:p>
          </table:table-cell>
          <table:table-cell table:style-name="ce1" table:formula="of:=([.A56]-[.B56])/POWER(2;1+FLOOR(LOG([.B56];2)))" office:value-type="float" office:value="6" calcext:value-type="float">
            <text:p>6,0</text:p>
          </table:table-cell>
          <table:table-cell/>
          <table:table-cell table:formula="of:=([.A56]-ISODD([.B56]))/POWER(2;1+FLOOR(LOG([.B56];2)))" office:value-type="float" office:value="6.5" calcext:value-type="float">
            <text:p>6,5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6]" office:value-type="float" office:value="3" calcext:value-type="float">
            <text:p>3</text:p>
          </table:table-cell>
          <table:table-cell table:style-name="ce1" table:formula="of:=([.A57]-[.B57])/POWER(2;1+FLOOR(LOG([.B57];2)))" office:value-type="float" office:value="6.25" calcext:value-type="float">
            <text:p>6,3</text:p>
          </table:table-cell>
          <table:table-cell/>
          <table:table-cell table:formula="of:=([.A57]-ISODD([.B57]))/POWER(2;1+FLOOR(LOG([.B57];2)))" office:value-type="float" office:value="6.75" calcext:value-type="float">
            <text:p>6,8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7]" office:value-type="float" office:value="3" calcext:value-type="float">
            <text:p>3</text:p>
          </table:table-cell>
          <table:table-cell table:style-name="ce1" table:formula="of:=([.A58]-[.B58])/POWER(2;1+FLOOR(LOG([.B58];2)))" office:value-type="float" office:value="6.5" calcext:value-type="float">
            <text:p>6,5</text:p>
          </table:table-cell>
          <table:table-cell/>
          <table:table-cell table:formula="of:=([.A58]-ISODD([.B58]))/POWER(2;1+FLOOR(LOG([.B58];2)))" office:value-type="float" office:value="7" calcext:value-type="float">
            <text:p>7,0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]" office:value-type="float" office:value="3" calcext:value-type="float">
            <text:p>3</text:p>
          </table:table-cell>
          <table:table-cell table:style-name="ce1" table:formula="of:=([.A59]-[.B59])/POWER(2;1+FLOOR(LOG([.B59];2)))" office:value-type="float" office:value="6.75" calcext:value-type="float">
            <text:p>6,8</text:p>
          </table:table-cell>
          <table:table-cell/>
          <table:table-cell table:formula="of:=([.A59]-ISODD([.B59]))/POWER(2;1+FLOOR(LOG([.B59];2)))" office:value-type="float" office:value="7.25" calcext:value-type="float">
            <text:p>7,3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]" office:value-type="float" office:value="3" calcext:value-type="float">
            <text:p>3</text:p>
          </table:table-cell>
          <table:table-cell table:style-name="ce1" table:formula="of:=([.A60]-[.B60])/POWER(2;1+FLOOR(LOG([.B60];2)))" office:value-type="float" office:value="7" calcext:value-type="float">
            <text:p>7,0</text:p>
          </table:table-cell>
          <table:table-cell/>
          <table:table-cell table:formula="of:=([.A60]-ISODD([.B60]))/POWER(2;1+FLOOR(LOG([.B60];2)))" office:value-type="float" office:value="7.5" calcext:value-type="float">
            <text:p>7,5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]" office:value-type="float" office:value="3" calcext:value-type="float">
            <text:p>3</text:p>
          </table:table-cell>
          <table:table-cell table:style-name="ce1" table:formula="of:=([.A61]-[.B61])/POWER(2;1+FLOOR(LOG([.B61];2)))" office:value-type="float" office:value="7.25" calcext:value-type="float">
            <text:p>7,3</text:p>
          </table:table-cell>
          <table:table-cell/>
          <table:table-cell table:formula="of:=([.A61]-ISODD([.B61]))/POWER(2;1+FLOOR(LOG([.B61];2)))" office:value-type="float" office:value="7.75" calcext:value-type="float">
            <text:p>7,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]" office:value-type="float" office:value="3" calcext:value-type="float">
            <text:p>3</text:p>
          </table:table-cell>
          <table:table-cell table:style-name="ce1" table:formula="of:=([.A62]-[.B62])/POWER(2;1+FLOOR(LOG([.B62];2)))" office:value-type="float" office:value="7.5" calcext:value-type="float">
            <text:p>7,5</text:p>
          </table:table-cell>
          <table:table-cell/>
          <table:table-cell table:formula="of:=([.A62]-ISODD([.B62]))/POWER(2;1+FLOOR(LOG([.B62];2)))" office:value-type="float" office:value="8" calcext:value-type="float">
            <text:p>8,0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2]" office:value-type="float" office:value="3" calcext:value-type="float">
            <text:p>3</text:p>
          </table:table-cell>
          <table:table-cell table:style-name="ce1" table:formula="of:=([.A63]-[.B63])/POWER(2;1+FLOOR(LOG([.B63];2)))" office:value-type="float" office:value="7.75" calcext:value-type="float">
            <text:p>7,8</text:p>
          </table:table-cell>
          <table:table-cell office:value-type="float" office:value="7" calcext:value-type="float">
            <text:p>7</text:p>
          </table:table-cell>
          <table:table-cell table:formula="of:=([.A63]-ISODD([.B63]))/POWER(2;1+FLOOR(LOG([.B63];2)))" office:value-type="float" office:value="8.25" calcext:value-type="float">
            <text:p>8,3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6"/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_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.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_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OWER(2;1+FLOOR(LOG([.AO63];2)))" office:value-type="float" office:value="2" calcext:value-type="float">
            <text:p>2</text:p>
          </table:table-cell>
          <table:table-cell table:style-name="ce10" table:formula="of:=FLOOR(LOG([.AO63];2))" office:value-type="float" office:value="0" calcext:value-type="float">
            <text:p>0</text:p>
          </table:table-cell>
        </table:table-row>
        <table:table-row table:style-name="ro1">
          <table:table-cell table:number-columns-repeated="4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POWER(2;1+FLOOR(LOG([.AO64];2)))" office:value-type="float" office:value="4" calcext:value-type="float">
            <text:p>4</text:p>
          </table:table-cell>
          <table:table-cell table:style-name="ce10" table:formula="of:=FLOOR(LOG([.AO64];2)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" table:formula="of:=([.A65]-[.B65])/POWER(2;1+FLOOR(LOG([.B65];2)))" office:value-type="float" office:value="0" calcext:value-type="float">
            <text:p>0,0</text:p>
          </table:table-cell>
          <table:table-cell table:style-name="ce2" office:value-type="float" office:value="0" calcext:value-type="float">
            <text:p>0</text:p>
          </table:table-cell>
          <table:table-cell table:formula="of:=([.A65]-ISODD([.B65]))/POWER(2;1+FLOOR(LOG([.B65];2)))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POWER(2;1+FLOOR(LOG([.AO65];2)))" office:value-type="float" office:value="4" calcext:value-type="float">
            <text:p>4</text:p>
          </table:table-cell>
          <table:table-cell table:style-name="ce10" table:formula="of:=FLOOR(LOG([.AO65];2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5]" office:value-type="float" office:value="4" calcext:value-type="float">
            <text:p>4</text:p>
          </table:table-cell>
          <table:table-cell table:style-name="ce1" table:formula="of:=([.A66]-[.B66])/POWER(2;1+FLOOR(LOG([.B66];2)))" office:value-type="float" office:value="0.125" calcext:value-type="float">
            <text:p>0,1</text:p>
          </table:table-cell>
          <table:table-cell table:style-name="ce2" office:value-type="float" office:value="0" calcext:value-type="float">
            <text:p>0</text:p>
          </table:table-cell>
          <table:table-cell table:formula="of:=([.A66]-ISODD([.B66]))/POWER(2;1+FLOOR(LOG([.B66];2)))" office:value-type="float" office:value="0.625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7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POWER(2;1+FLOOR(LOG([.AO66];2)))" office:value-type="float" office:value="8" calcext:value-type="float">
            <text:p>8</text:p>
          </table:table-cell>
          <table:table-cell table:style-name="ce10" table:formula="of:=FLOOR(LOG([.AO66];2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6]" office:value-type="float" office:value="4" calcext:value-type="float">
            <text:p>4</text:p>
          </table:table-cell>
          <table:table-cell table:style-name="ce1" table:formula="of:=([.A67]-[.B67])/POWER(2;1+FLOOR(LOG([.B67];2)))" office:value-type="float" office:value="0.25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formula="of:=([.A67]-ISODD([.B67]))/POWER(2;1+FLOOR(LOG([.B67];2)))" office:value-type="float" office:value="0.75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POWER(2;1+FLOOR(LOG([.AO67];2)))" office:value-type="float" office:value="8" calcext:value-type="float">
            <text:p>8</text:p>
          </table:table-cell>
          <table:table-cell table:style-name="ce10" table:formula="of:=FLOOR(LOG([.AO67];2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7]" office:value-type="float" office:value="4" calcext:value-type="float">
            <text:p>4</text:p>
          </table:table-cell>
          <table:table-cell table:style-name="ce1" table:formula="of:=([.A68]-[.B68])/POWER(2;1+FLOOR(LOG([.B68];2)))" office:value-type="float" office:value="0.375" calcext:value-type="float">
            <text:p>0,4</text:p>
          </table:table-cell>
          <table:table-cell table:style-name="ce2" office:value-type="float" office:value="0" calcext:value-type="float">
            <text:p>0</text:p>
          </table:table-cell>
          <table:table-cell table:formula="of:=([.A68]-ISODD([.B68]))/POWER(2;1+FLOOR(LOG([.B68];2)))" office:value-type="float" office:value="0.875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POWER(2;1+FLOOR(LOG([.AO68];2)))" office:value-type="float" office:value="8" calcext:value-type="float">
            <text:p>8</text:p>
          </table:table-cell>
          <table:table-cell table:style-name="ce10" table:formula="of:=FLOOR(LOG([.AO68];2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68]" office:value-type="float" office:value="4" calcext:value-type="float">
            <text:p>4</text:p>
          </table:table-cell>
          <table:table-cell table:style-name="ce1" table:formula="of:=([.A69]-[.B69])/POWER(2;1+FLOOR(LOG([.B69];2)))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formula="of:=([.A69]-ISODD([.B69]))/POWER(2;1+FLOOR(LOG([.B69];2)))" office:value-type="float" office:value="1" calcext:value-type="float">
            <text:p>1,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7"/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POWER(2;1+FLOOR(LOG([.AO69];2)))" office:value-type="float" office:value="8" calcext:value-type="float">
            <text:p>8</text:p>
          </table:table-cell>
          <table:table-cell table:style-name="ce10" table:formula="of:=FLOOR(LOG([.AO69];2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69]" office:value-type="float" office:value="4" calcext:value-type="float">
            <text:p>4</text:p>
          </table:table-cell>
          <table:table-cell table:style-name="ce1" table:formula="of:=([.A70]-[.B70])/POWER(2;1+FLOOR(LOG([.B70];2)))" office:value-type="float" office:value="0.625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formula="of:=([.A70]-ISODD([.B70]))/POWER(2;1+FLOOR(LOG([.B70];2)))" office:value-type="float" office:value="1.125" calcext:value-type="float">
            <text:p>1,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7"/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POWER(2;1+FLOOR(LOG([.AO70];2)))" office:value-type="float" office:value="16" calcext:value-type="float">
            <text:p>16</text:p>
          </table:table-cell>
          <table:table-cell table:style-name="ce10" table:formula="of:=FLOOR(LOG([.AO70];2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70]" office:value-type="float" office:value="4" calcext:value-type="float">
            <text:p>4</text:p>
          </table:table-cell>
          <table:table-cell table:style-name="ce1" table:formula="of:=([.A71]-[.B71])/POWER(2;1+FLOOR(LOG([.B71];2)))" office:value-type="float" office:value="0.75" calcext:value-type="float">
            <text:p>0,8</text:p>
          </table:table-cell>
          <table:table-cell table:style-name="ce2" office:value-type="float" office:value="0" calcext:value-type="float">
            <text:p>0</text:p>
          </table:table-cell>
          <table:table-cell table:formula="of:=([.A71]-ISODD([.B71]))/POWER(2;1+FLOOR(LOG([.B71];2)))" office:value-type="float" office:value="1.25" calcext:value-type="float">
            <text:p>1,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/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POWER(2;1+FLOOR(LOG([.AO71];2)))" office:value-type="float" office:value="16" calcext:value-type="float">
            <text:p>16</text:p>
          </table:table-cell>
          <table:table-cell table:style-name="ce10" table:formula="of:=FLOOR(LOG([.AO71];2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71]" office:value-type="float" office:value="4" calcext:value-type="float">
            <text:p>4</text:p>
          </table:table-cell>
          <table:table-cell table:style-name="ce1" table:formula="of:=([.A72]-[.B72])/POWER(2;1+FLOOR(LOG([.B72];2)))" office:value-type="float" office:value="0.875" calcext:value-type="float">
            <text:p>0,9</text:p>
          </table:table-cell>
          <table:table-cell table:style-name="ce2" office:value-type="float" office:value="0" calcext:value-type="float">
            <text:p>0</text:p>
          </table:table-cell>
          <table:table-cell table:formula="of:=([.A72]-ISODD([.B72]))/POWER(2;1+FLOOR(LOG([.B72];2)))" office:value-type="float" office:value="1.375" calcext:value-type="float">
            <text:p>1,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7"/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POWER(2;1+FLOOR(LOG([.AO72];2)))" office:value-type="float" office:value="16" calcext:value-type="float">
            <text:p>16</text:p>
          </table:table-cell>
          <table:table-cell table:style-name="ce10" table:formula="of:=FLOOR(LOG([.AO72];2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72]" office:value-type="float" office:value="4" calcext:value-type="float">
            <text:p>4</text:p>
          </table:table-cell>
          <table:table-cell table:style-name="ce1" table:formula="of:=([.A73]-[.B73])/POWER(2;1+FLOOR(LOG([.B73];2)))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table:formula="of:=([.A73]-ISODD([.B73]))/POWER(2;1+FLOOR(LOG([.B73];2)))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  <table:table-cell table:style-name="ce4"/>
          <table:table-cell table:style-name="ce5" office:value-type="string" calcext:value-type="string">
            <text:p>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7"/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POWER(2;1+FLOOR(LOG([.AO73];2)))" office:value-type="float" office:value="16" calcext:value-type="float">
            <text:p>16</text:p>
          </table:table-cell>
          <table:table-cell table:style-name="ce10" table:formula="of:=FLOOR(LOG([.AO73];2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73]" office:value-type="float" office:value="4" calcext:value-type="float">
            <text:p>4</text:p>
          </table:table-cell>
          <table:table-cell table:style-name="ce1" table:formula="of:=([.A74]-[.B74])/POWER(2;1+FLOOR(LOG([.B74];2)))" office:value-type="float" office:value="1.125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([.A74]-ISODD([.B74]))/POWER(2;1+FLOOR(LOG([.B74];2)))" office:value-type="float" office:value="1.625" calcext:value-type="float">
            <text:p>1,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7"/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POWER(2;1+FLOOR(LOG([.AO74];2)))" office:value-type="float" office:value="16" calcext:value-type="float">
            <text:p>16</text:p>
          </table:table-cell>
          <table:table-cell table:style-name="ce10" table:formula="of:=FLOOR(LOG([.AO74];2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74]" office:value-type="float" office:value="4" calcext:value-type="float">
            <text:p>4</text:p>
          </table:table-cell>
          <table:table-cell table:style-name="ce1" table:formula="of:=([.A75]-[.B75])/POWER(2;1+FLOOR(LOG([.B75];2)))" office:value-type="float" office:value="1.25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table:formula="of:=([.A75]-ISODD([.B75]))/POWER(2;1+FLOOR(LOG([.B75];2)))" office:value-type="float" office:value="1.75" calcext:value-type="float">
            <text:p>1,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5]" office:value-type="float" office:value="4" calcext:value-type="float">
            <text:p>4</text:p>
          </table:table-cell>
          <table:table-cell table:style-name="ce1" table:formula="of:=([.A76]-[.B76])/POWER(2;1+FLOOR(LOG([.B76];2)))" office:value-type="float" office:value="1.375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formula="of:=([.A76]-ISODD([.B76]))/POWER(2;1+FLOOR(LOG([.B76];2)))" office:value-type="float" office:value="1.875" calcext:value-type="float">
            <text:p>1,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7"/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6]" office:value-type="float" office:value="4" calcext:value-type="float">
            <text:p>4</text:p>
          </table:table-cell>
          <table:table-cell table:style-name="ce1" table:formula="of:=([.A77]-[.B77])/POWER(2;1+FLOOR(LOG([.B77];2)))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([.A77]-ISODD([.B77]))/POWER(2;1+FLOOR(LOG([.B77];2)))" office:value-type="float" office:value="2" calcext:value-type="float">
            <text:p>2,0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4"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77]" office:value-type="float" office:value="4" calcext:value-type="float">
            <text:p>4</text:p>
          </table:table-cell>
          <table:table-cell table:style-name="ce1" table:formula="of:=([.A78]-[.B78])/POWER(2;1+FLOOR(LOG([.B78];2)))" office:value-type="float" office:value="1.625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([.A78]-ISODD([.B78]))/POWER(2;1+FLOOR(LOG([.B78];2)))" office:value-type="float" office:value="2.125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7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78]" office:value-type="float" office:value="4" calcext:value-type="float">
            <text:p>4</text:p>
          </table:table-cell>
          <table:table-cell table:style-name="ce1" table:formula="of:=([.A79]-[.B79])/POWER(2;1+FLOOR(LOG([.B79];2)))" office:value-type="float" office:value="1.75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formula="of:=([.A79]-ISODD([.B79]))/POWER(2;1+FLOOR(LOG([.B79];2)))" office:value-type="float" office:value="2.25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"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style-name="ce7"/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79]" office:value-type="float" office:value="4" calcext:value-type="float">
            <text:p>4</text:p>
          </table:table-cell>
          <table:table-cell table:style-name="ce1" table:formula="of:=([.A80]-[.B80])/POWER(2;1+FLOOR(LOG([.B80];2)))" office:value-type="float" office:value="1.875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table:formula="of:=([.A80]-ISODD([.B80]))/POWER(2;1+FLOOR(LOG([.B80];2)))" office:value-type="float" office:value="2.375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style-name="ce7"/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80]" office:value-type="float" office:value="4" calcext:value-type="float">
            <text:p>4</text:p>
          </table:table-cell>
          <table:table-cell table:style-name="ce1" table:formula="of:=([.A81]-[.B81])/POWER(2;1+FLOOR(LOG([.B81];2)))" office:value-type="float" office:value="2" calcext:value-type="float">
            <text:p>2,0</text:p>
          </table:table-cell>
          <table:table-cell table:style-name="ce2" office:value-type="float" office:value="2" calcext:value-type="float">
            <text:p>2</text:p>
          </table:table-cell>
          <table:table-cell table:formula="of:=([.A81]-ISODD([.B81]))/POWER(2;1+FLOOR(LOG([.B81];2)))"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4"/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/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81]" office:value-type="float" office:value="4" calcext:value-type="float">
            <text:p>4</text:p>
          </table:table-cell>
          <table:table-cell table:style-name="ce1" table:formula="of:=([.A82]-[.B82])/POWER(2;1+FLOOR(LOG([.B82];2)))" office:value-type="float" office:value="2.125" calcext:value-type="float">
            <text:p>2,1</text:p>
          </table:table-cell>
          <table:table-cell table:style-name="ce2" office:value-type="float" office:value="2" calcext:value-type="float">
            <text:p>2</text:p>
          </table:table-cell>
          <table:table-cell table:formula="of:=([.A82]-ISODD([.B82]))/POWER(2;1+FLOOR(LOG([.B82];2)))" office:value-type="float" office:value="2.625" calcext:value-type="float">
            <text:p>2,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4"/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/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82]" office:value-type="float" office:value="4" calcext:value-type="float">
            <text:p>4</text:p>
          </table:table-cell>
          <table:table-cell table:style-name="ce1" table:formula="of:=([.A83]-[.B83])/POWER(2;1+FLOOR(LOG([.B83];2)))" office:value-type="float" office:value="2.25" calcext:value-type="float">
            <text:p>2,3</text:p>
          </table:table-cell>
          <table:table-cell table:style-name="ce2" office:value-type="float" office:value="2" calcext:value-type="float">
            <text:p>2</text:p>
          </table:table-cell>
          <table:table-cell table:formula="of:=([.A83]-ISODD([.B83]))/POWER(2;1+FLOOR(LOG([.B83];2)))" office:value-type="float" office:value="2.75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4"/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7"/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83]" office:value-type="float" office:value="4" calcext:value-type="float">
            <text:p>4</text:p>
          </table:table-cell>
          <table:table-cell table:style-name="ce1" table:formula="of:=([.A84]-[.B84])/POWER(2;1+FLOOR(LOG([.B84];2)))" office:value-type="float" office:value="2.375" calcext:value-type="float">
            <text:p>2,4</text:p>
          </table:table-cell>
          <table:table-cell table:style-name="ce2" office:value-type="float" office:value="2" calcext:value-type="float">
            <text:p>2</text:p>
          </table:table-cell>
          <table:table-cell table:formula="of:=([.A84]-ISODD([.B84]))/POWER(2;1+FLOOR(LOG([.B84];2)))" office:value-type="float" office:value="2.875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4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table:number-columns-repeated="4"/>
          <table:table-cell table:style-name="ce7"/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84]" office:value-type="float" office:value="4" calcext:value-type="float">
            <text:p>4</text:p>
          </table:table-cell>
          <table:table-cell table:style-name="ce1" table:formula="of:=([.A85]-[.B85])/POWER(2;1+FLOOR(LOG([.B85];2)))" office:value-type="float" office:value="2.5" calcext:value-type="float">
            <text:p>2,5</text:p>
          </table:table-cell>
          <table:table-cell table:style-name="ce2" office:value-type="float" office:value="2" calcext:value-type="float">
            <text:p>2</text:p>
          </table:table-cell>
          <table:table-cell table:formula="of:=([.A85]-ISODD([.B85]))/POWER(2;1+FLOOR(LOG([.B85];2)))" office:value-type="float" office:value="3" calcext:value-type="float">
            <text:p>3,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ce4"/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7"/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85]" office:value-type="float" office:value="4" calcext:value-type="float">
            <text:p>4</text:p>
          </table:table-cell>
          <table:table-cell table:style-name="ce1" table:formula="of:=([.A86]-[.B86])/POWER(2;1+FLOOR(LOG([.B86];2)))" office:value-type="float" office:value="2.625" calcext:value-type="float">
            <text:p>2,6</text:p>
          </table:table-cell>
          <table:table-cell table:style-name="ce2" office:value-type="float" office:value="2" calcext:value-type="float">
            <text:p>2</text:p>
          </table:table-cell>
          <table:table-cell table:formula="of:=([.A86]-ISODD([.B86]))/POWER(2;1+FLOOR(LOG([.B86];2)))" office:value-type="float" office:value="3.125" calcext:value-type="float">
            <text:p>3,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table:number-columns-repeated="5"/>
          <table:table-cell table:style-name="ce7"/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86]" office:value-type="float" office:value="4" calcext:value-type="float">
            <text:p>4</text:p>
          </table:table-cell>
          <table:table-cell table:style-name="ce1" table:formula="of:=([.A87]-[.B87])/POWER(2;1+FLOOR(LOG([.B87];2)))" office:value-type="float" office:value="2.75" calcext:value-type="float">
            <text:p>2,8</text:p>
          </table:table-cell>
          <table:table-cell table:style-name="ce2" office:value-type="float" office:value="2" calcext:value-type="float">
            <text:p>2</text:p>
          </table:table-cell>
          <table:table-cell table:formula="of:=([.A87]-ISODD([.B87]))/POWER(2;1+FLOOR(LOG([.B87];2)))" office:value-type="float" office:value="3.25" calcext:value-type="float">
            <text:p>3,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style-name="ce7"/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87]" office:value-type="float" office:value="4" calcext:value-type="float">
            <text:p>4</text:p>
          </table:table-cell>
          <table:table-cell table:style-name="ce1" table:formula="of:=([.A88]-[.B88])/POWER(2;1+FLOOR(LOG([.B88];2)))" office:value-type="float" office:value="2.875" calcext:value-type="float">
            <text:p>2,9</text:p>
          </table:table-cell>
          <table:table-cell table:style-name="ce2" office:value-type="float" office:value="2" calcext:value-type="float">
            <text:p>2</text:p>
          </table:table-cell>
          <table:table-cell table:formula="of:=([.A88]-ISODD([.B88]))/POWER(2;1+FLOOR(LOG([.B88];2)))" office:value-type="float" office:value="3.375" calcext:value-type="float">
            <text:p>3,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style-name="ce7"/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88]" office:value-type="float" office:value="4" calcext:value-type="float">
            <text:p>4</text:p>
          </table:table-cell>
          <table:table-cell table:style-name="ce1" table:formula="of:=([.A89]-[.B89])/POWER(2;1+FLOOR(LOG([.B89];2)))" office:value-type="float" office:value="3" calcext:value-type="float">
            <text:p>3,0</text:p>
          </table:table-cell>
          <table:table-cell office:value-type="float" office:value="3" calcext:value-type="float">
            <text:p>3</text:p>
          </table:table-cell>
          <table:table-cell table:formula="of:=([.A89]-ISODD([.B89]))/POWER(2;1+FLOOR(LOG([.B89];2)))" office:value-type="float" office:value="3.5" calcext:value-type="float">
            <text:p>3,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4"/>
          <table:table-cell table:style-name="ce5" table:number-columns-repeated="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7"/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89]" office:value-type="float" office:value="4" calcext:value-type="float">
            <text:p>4</text:p>
          </table:table-cell>
          <table:table-cell table:style-name="ce1" table:formula="of:=([.A90]-[.B90])/POWER(2;1+FLOOR(LOG([.B90];2)))" office:value-type="float" office:value="3.125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table:formula="of:=([.A90]-ISODD([.B90]))/POWER(2;1+FLOOR(LOG([.B90];2)))" office:value-type="float" office:value="3.625" calcext:value-type="float">
            <text:p>3,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5" table:number-columns-repeated="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style-name="ce7"/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90]" office:value-type="float" office:value="4" calcext:value-type="float">
            <text:p>4</text:p>
          </table:table-cell>
          <table:table-cell table:style-name="ce1" table:formula="of:=([.A91]-[.B91])/POWER(2;1+FLOOR(LOG([.B91];2)))" office:value-type="float" office:value="3.25" calcext:value-type="float">
            <text:p>3,3</text:p>
          </table:table-cell>
          <table:table-cell office:value-type="float" office:value="3" calcext:value-type="float">
            <text:p>3</text:p>
          </table:table-cell>
          <table:table-cell table:formula="of:=([.A91]-ISODD([.B91]))/POWER(2;1+FLOOR(LOG([.B91];2)))" office:value-type="float" office:value="3.75" calcext:value-type="float">
            <text:p>3,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5" table:number-columns-repeated="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6"/>
          <table:table-cell table:style-name="ce7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91]" office:value-type="float" office:value="4" calcext:value-type="float">
            <text:p>4</text:p>
          </table:table-cell>
          <table:table-cell table:style-name="ce1" table:formula="of:=([.A92]-[.B92])/POWER(2;1+FLOOR(LOG([.B92];2)))" office:value-type="float" office:value="3.375" calcext:value-type="float">
            <text:p>3,4</text:p>
          </table:table-cell>
          <table:table-cell office:value-type="float" office:value="3" calcext:value-type="float">
            <text:p>3</text:p>
          </table:table-cell>
          <table:table-cell table:formula="of:=([.A92]-ISODD([.B92]))/POWER(2;1+FLOOR(LOG([.B92];2)))" office:value-type="float" office:value="3.875" calcext:value-type="float">
            <text:p>3,9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4"/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style-name="ce7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92]" office:value-type="float" office:value="4" calcext:value-type="float">
            <text:p>4</text:p>
          </table:table-cell>
          <table:table-cell table:style-name="ce1" table:formula="of:=([.A93]-[.B93])/POWER(2;1+FLOOR(LOG([.B93];2)))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formula="of:=([.A93]-ISODD([.B93]))/POWER(2;1+FLOOR(LOG([.B93];2)))" office:value-type="float" office:value="4" calcext:value-type="float">
            <text:p>4,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/>
          <table:table-cell table:style-name="ce5" table:number-columns-repeated="6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7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93]" office:value-type="float" office:value="4" calcext:value-type="float">
            <text:p>4</text:p>
          </table:table-cell>
          <table:table-cell table:style-name="ce1" table:formula="of:=([.A94]-[.B94])/POWER(2;1+FLOOR(LOG([.B94];2)))" office:value-type="float" office:value="3.625" calcext:value-type="float">
            <text:p>3,6</text:p>
          </table:table-cell>
          <table:table-cell/>
          <table:table-cell table:formula="of:=([.A94]-ISODD([.B94]))/POWER(2;1+FLOOR(LOG([.B94];2)))" office:value-type="float" office:value="4.125" calcext:value-type="float">
            <text:p>4,1</text:p>
          </table:table-cell>
          <table:table-cell/>
          <table:table-cell table:style-name="ce4"/>
          <table:table-cell table:style-name="ce5" table:number-columns-repeated="6"/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7"/>
          <table:table-cell table:style-name="ce7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94]" office:value-type="float" office:value="4" calcext:value-type="float">
            <text:p>4</text:p>
          </table:table-cell>
          <table:table-cell table:style-name="ce1" table:formula="of:=([.A95]-[.B95])/POWER(2;1+FLOOR(LOG([.B95];2)))" office:value-type="float" office:value="3.75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table:formula="of:=([.A95]-ISODD([.B95]))/POWER(2;1+FLOOR(LOG([.B95];2)))" office:value-type="float" office:value="4.25" calcext:value-type="float">
            <text:p>4,3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<text:s/>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<text:s/>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<text:s/>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1048480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Sheet2" table:style-name="ta1">
        <table:table-column table:style-name="co4" table:number-columns-repeated="2" table:default-cell-style-name="ce3"/>
        <table:table-column table:style-name="co5" table:default-cell-style-name="ce12"/>
        <table:table-column table:style-name="co6" table:default-cell-style-name="ce3"/>
        <table:table-column table:style-name="co7" table:number-columns-repeated="2" table:default-cell-style-name="ce14"/>
        <table:table-column table:style-name="co3" table:number-columns-repeated="1018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extPow2fromK</text:p>
          </table:table-cell>
          <table:table-cell office:value-type="string" calcext:value-type="string">
            <text:p>isKod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  <table:table-cell table:number-columns-repeated="1017"/>
        </table:table-row>
        <table:table-row table:style-name="ro1">
          <table:table-cell table:number-columns-repeated="2" table:style-name="ce11" office:value-type="float" office:value="1" calcext:value-type="float">
            <text:p>1</text:p>
          </table:table-cell>
          <table:table-cell table:formula="of:=POWER(2;1+FLOOR(LOG([.B2];2)))" office:value-type="float" office:value="2" calcext:value-type="float">
            <text:p>2</text:p>
          </table:table-cell>
          <table:table-cell table:style-name="ce13" table:formula="of:=ISODD([.B2])" office:value-type="boolean" office:boolean-value="true" calcext:value-type="boolean">
            <text:p>VRAI</text:p>
          </table:table-cell>
          <table:table-cell table:style-name="ce15" table:formula="of:=([.A2]-[.B2])/[.C2]" office:value-type="float" office:value="0" calcext:value-type="float">
            <text:p>0,0</text:p>
          </table:table-cell>
          <table:table-cell table:formula="of:=([.A2]-[.D2])/[.C2]" office:value-type="float" office:value="0" calcext:value-type="float">
            <text:p>0,0</text:p>
          </table:table-cell>
          <table:table-cell table:formula="of:=[.E2]+[.F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formula="of:=POWER(2;1+FLOOR(LOG([.B3];2)))" office:value-type="float" office:value="2" calcext:value-type="float">
            <text:p>2</text:p>
          </table:table-cell>
          <table:table-cell table:style-name="ce13" table:formula="of:=ISODD([.B3])" office:value-type="boolean" office:boolean-value="true" calcext:value-type="boolean">
            <text:p>VRAI</text:p>
          </table:table-cell>
          <table:table-cell table:style-name="ce15" table:formula="of:=([.A3]-[.B3])/[.C3]" office:value-type="float" office:value="0.5" calcext:value-type="float">
            <text:p>0,5</text:p>
          </table:table-cell>
          <table:table-cell table:formula="of:=([.A3]-[.D3])/[.C3]" office:value-type="float" office:value="0.5" calcext:value-type="float">
            <text:p>0,5</text:p>
          </table:table-cell>
          <table:table-cell table:formula="of:=[.E3]+[.F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table:style-name="ce11" office:value-type="float" office:value="2" calcext:value-type="float">
            <text:p>2</text:p>
          </table:table-cell>
          <table:table-cell table:formula="of:=POWER(2;1+FLOOR(LOG([.B4];2)))" office:value-type="float" office:value="4" calcext:value-type="float">
            <text:p>4</text:p>
          </table:table-cell>
          <table:table-cell table:style-name="ce13" table:formula="of:=ISODD([.B4])" office:value-type="boolean" office:boolean-value="false" calcext:value-type="boolean">
            <text:p>FAUX</text:p>
          </table:table-cell>
          <table:table-cell table:style-name="ce15" table:formula="of:=([.A4]-[.B4])/[.C4]" office:value-type="float" office:value="0" calcext:value-type="float">
            <text:p>0,0</text:p>
          </table:table-cell>
          <table:table-cell table:formula="of:=([.A4]-[.D4])/[.C4]" office:value-type="float" office:value="0.5" calcext:value-type="float">
            <text:p>0,5</text:p>
          </table:table-cell>
          <table:table-cell table:formula="of:=[.E4]+[.F4]" office:value-type="float" office:value="0.5" calcext:value-type="float">
            <text:p>0,5</text:p>
          </table:table-cell>
          <table:table-cell table:number-columns-repeated="101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formula="of:=POWER(2;1+FLOOR(LOG([.B5];2)))" office:value-type="float" office:value="4" calcext:value-type="float">
            <text:p>4</text:p>
          </table:table-cell>
          <table:table-cell table:style-name="ce13" table:formula="of:=ISODD([.B5])" office:value-type="boolean" office:boolean-value="false" calcext:value-type="boolean">
            <text:p>FAUX</text:p>
          </table:table-cell>
          <table:table-cell table:style-name="ce15" table:formula="of:=([.A5]-[.B5])/[.C5]" office:value-type="float" office:value="0.25" calcext:value-type="float">
            <text:p>0,3</text:p>
          </table:table-cell>
          <table:table-cell table:formula="of:=([.A5]-[.D5])/[.C5]" office:value-type="float" office:value="0.75" calcext:value-type="float">
            <text:p>0,8</text:p>
          </table:table-cell>
          <table:table-cell table:formula="of:=[.E5]+[.F5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formula="of:=POWER(2;1+FLOOR(LOG([.B6];2)))" office:value-type="float" office:value="4" calcext:value-type="float">
            <text:p>4</text:p>
          </table:table-cell>
          <table:table-cell table:style-name="ce13" table:formula="of:=ISODD([.B6])" office:value-type="boolean" office:boolean-value="false" calcext:value-type="boolean">
            <text:p>FAUX</text:p>
          </table:table-cell>
          <table:table-cell table:style-name="ce15" table:formula="of:=([.A6]-[.B6])/[.C6]" office:value-type="float" office:value="0.5" calcext:value-type="float">
            <text:p>0,5</text:p>
          </table:table-cell>
          <table:table-cell table:formula="of:=([.A6]-[.D6])/[.C6]" office:value-type="float" office:value="1" calcext:value-type="float">
            <text:p>1,0</text:p>
          </table:table-cell>
          <table:table-cell table:formula="of:=[.E6]+[.F6]" office:value-type="float" office:value="1.5" calcext:value-type="float">
            <text:p>1,5</text:p>
          </table:table-cell>
          <table:table-cell table:number-columns-repeated="101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formula="of:=POWER(2;1+FLOOR(LOG([.B7];2)))" office:value-type="float" office:value="4" calcext:value-type="float">
            <text:p>4</text:p>
          </table:table-cell>
          <table:table-cell table:style-name="ce13" table:formula="of:=ISODD([.B7])" office:value-type="boolean" office:boolean-value="false" calcext:value-type="boolean">
            <text:p>FAUX</text:p>
          </table:table-cell>
          <table:table-cell table:style-name="ce15" table:formula="of:=([.A7]-[.B7])/[.C7]" office:value-type="float" office:value="0.75" calcext:value-type="float">
            <text:p>0,8</text:p>
          </table:table-cell>
          <table:table-cell table:formula="of:=([.A7]-[.D7])/[.C7]" office:value-type="float" office:value="1.25" calcext:value-type="float">
            <text:p>1,3</text:p>
          </table:table-cell>
          <table:table-cell table:formula="of:=[.E7]+[.F7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formula="of:=POWER(2;1+FLOOR(LOG([.B8];2)))" office:value-type="float" office:value="4" calcext:value-type="float">
            <text:p>4</text:p>
          </table:table-cell>
          <table:table-cell table:style-name="ce13" table:formula="of:=ISODD([.B8])" office:value-type="boolean" office:boolean-value="false" calcext:value-type="boolean">
            <text:p>FAUX</text:p>
          </table:table-cell>
          <table:table-cell table:style-name="ce15" table:formula="of:=([.A8]-[.B8])/[.C8]" office:value-type="float" office:value="1" calcext:value-type="float">
            <text:p>1,0</text:p>
          </table:table-cell>
          <table:table-cell table:formula="of:=([.A8]-[.D8])/[.C8]" office:value-type="float" office:value="1.5" calcext:value-type="float">
            <text:p>1,5</text:p>
          </table:table-cell>
          <table:table-cell table:formula="of:=[.E8]+[.F8]" office:value-type="float" office:value="2.5" calcext:value-type="float">
            <text:p>2,5</text:p>
          </table:table-cell>
          <table:table-cell table:number-columns-repeated="101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formula="of:=POWER(2;1+FLOOR(LOG([.B9];2)))" office:value-type="float" office:value="2" calcext:value-type="float">
            <text:p>2</text:p>
          </table:table-cell>
          <table:table-cell table:style-name="ce13" table:formula="of:=ISODD([.B9])" office:value-type="boolean" office:boolean-value="true" calcext:value-type="boolean">
            <text:p>VRAI</text:p>
          </table:table-cell>
          <table:table-cell table:style-name="ce15" table:formula="of:=([.A9]-[.B9])/[.C9]" office:value-type="float" office:value="1" calcext:value-type="float">
            <text:p>1,0</text:p>
          </table:table-cell>
          <table:table-cell table:formula="of:=([.A9]-[.D9])/[.C9]" office:value-type="float" office:value="1" calcext:value-type="float">
            <text:p>1,0</text:p>
          </table:table-cell>
          <table:table-cell table:formula="of:=[.E9]+[.F9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formula="of:=POWER(2;1+FLOOR(LOG([.B10];2)))" office:value-type="float" office:value="2" calcext:value-type="float">
            <text:p>2</text:p>
          </table:table-cell>
          <table:table-cell table:style-name="ce13" table:formula="of:=ISODD([.B10])" office:value-type="boolean" office:boolean-value="true" calcext:value-type="boolean">
            <text:p>VRAI</text:p>
          </table:table-cell>
          <table:table-cell table:style-name="ce15" table:formula="of:=([.A10]-[.B10])/[.C10]" office:value-type="float" office:value="1.5" calcext:value-type="float">
            <text:p>1,5</text:p>
          </table:table-cell>
          <table:table-cell table:formula="of:=([.A10]-[.D10])/[.C10]" office:value-type="float" office:value="1.5" calcext:value-type="float">
            <text:p>1,5</text:p>
          </table:table-cell>
          <table:table-cell table:formula="of:=[.E10]+[.F10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formula="of:=POWER(2;1+FLOOR(LOG([.B11];2)))" office:value-type="float" office:value="2" calcext:value-type="float">
            <text:p>2</text:p>
          </table:table-cell>
          <table:table-cell table:style-name="ce13" table:formula="of:=ISODD([.B11])" office:value-type="boolean" office:boolean-value="true" calcext:value-type="boolean">
            <text:p>VRAI</text:p>
          </table:table-cell>
          <table:table-cell table:style-name="ce15" table:formula="of:=([.A11]-[.B11])/[.C11]" office:value-type="float" office:value="2" calcext:value-type="float">
            <text:p>2,0</text:p>
          </table:table-cell>
          <table:table-cell table:formula="of:=([.A11]-[.D11])/[.C11]" office:value-type="float" office:value="2" calcext:value-type="float">
            <text:p>2,0</text:p>
          </table:table-cell>
          <table:table-cell table:formula="of:=[.E11]+[.F11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formula="of:=POWER(2;1+FLOOR(LOG([.B12];2)))" office:value-type="float" office:value="2" calcext:value-type="float">
            <text:p>2</text:p>
          </table:table-cell>
          <table:table-cell table:style-name="ce13" table:formula="of:=ISODD([.B12])" office:value-type="boolean" office:boolean-value="true" calcext:value-type="boolean">
            <text:p>VRAI</text:p>
          </table:table-cell>
          <table:table-cell table:style-name="ce15" table:formula="of:=([.A12]-[.B12])/[.C12]" office:value-type="float" office:value="2.5" calcext:value-type="float">
            <text:p>2,5</text:p>
          </table:table-cell>
          <table:table-cell table:formula="of:=([.A12]-[.D12])/[.C12]" office:value-type="float" office:value="2.5" calcext:value-type="float">
            <text:p>2,5</text:p>
          </table:table-cell>
          <table:table-cell table:formula="of:=[.E12]+[.F12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formula="of:=POWER(2;1+FLOOR(LOG([.B13];2)))" office:value-type="float" office:value="2" calcext:value-type="float">
            <text:p>2</text:p>
          </table:table-cell>
          <table:table-cell table:style-name="ce13" table:formula="of:=ISODD([.B13])" office:value-type="boolean" office:boolean-value="true" calcext:value-type="boolean">
            <text:p>VRAI</text:p>
          </table:table-cell>
          <table:table-cell table:style-name="ce15" table:formula="of:=([.A13]-[.B13])/[.C13]" office:value-type="float" office:value="3" calcext:value-type="float">
            <text:p>3,0</text:p>
          </table:table-cell>
          <table:table-cell table:formula="of:=([.A13]-[.D13])/[.C13]" office:value-type="float" office:value="3" calcext:value-type="float">
            <text:p>3,0</text:p>
          </table:table-cell>
          <table:table-cell table:formula="of:=[.E13]+[.F13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formula="of:=POWER(2;1+FLOOR(LOG([.B14];2)))" office:value-type="float" office:value="4" calcext:value-type="float">
            <text:p>4</text:p>
          </table:table-cell>
          <table:table-cell table:style-name="ce13" table:formula="of:=ISODD([.B14])" office:value-type="boolean" office:boolean-value="false" calcext:value-type="boolean">
            <text:p>FAUX</text:p>
          </table:table-cell>
          <table:table-cell table:style-name="ce15" table:formula="of:=([.A14]-[.B14])/[.C14]" office:value-type="float" office:value="1.25" calcext:value-type="float">
            <text:p>1,3</text:p>
          </table:table-cell>
          <table:table-cell table:formula="of:=([.A14]-[.D14])/[.C14]" office:value-type="float" office:value="1.75" calcext:value-type="float">
            <text:p>1,8</text:p>
          </table:table-cell>
          <table:table-cell table:formula="of:=[.E14]+[.F14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formula="of:=POWER(2;1+FLOOR(LOG([.B15];2)))" office:value-type="float" office:value="4" calcext:value-type="float">
            <text:p>4</text:p>
          </table:table-cell>
          <table:table-cell table:style-name="ce13" table:formula="of:=ISODD([.B15])" office:value-type="boolean" office:boolean-value="true" calcext:value-type="boolean">
            <text:p>VRAI</text:p>
          </table:table-cell>
          <table:table-cell table:style-name="ce15" table:formula="of:=([.A15]-[.B15])/[.C15]" office:value-type="float" office:value="1" calcext:value-type="float">
            <text:p>1,0</text:p>
          </table:table-cell>
          <table:table-cell table:formula="of:=([.A15]-[.D15])/[.C15]" office:value-type="float" office:value="1.5" calcext:value-type="float">
            <text:p>1,5</text:p>
          </table:table-cell>
          <table:table-cell table:formula="of:=[.E15]+[.F15]" office:value-type="float" office:value="2.5" calcext:value-type="float">
            <text:p>2,5</text:p>
          </table:table-cell>
          <table:table-cell table:number-columns-repeated="101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formula="of:=POWER(2;1+FLOOR(LOG([.B16];2)))" office:value-type="float" office:value="8" calcext:value-type="float">
            <text:p>8</text:p>
          </table:table-cell>
          <table:table-cell table:style-name="ce13" table:formula="of:=ISODD([.B16])" office:value-type="boolean" office:boolean-value="false" calcext:value-type="boolean">
            <text:p>FAUX</text:p>
          </table:table-cell>
          <table:table-cell table:style-name="ce15" table:formula="of:=([.A16]-[.B16])/[.C16]" office:value-type="float" office:value="0.375" calcext:value-type="float">
            <text:p>0,4</text:p>
          </table:table-cell>
          <table:table-cell table:formula="of:=([.A16]-[.D16])/[.C16]" office:value-type="float" office:value="0.875" calcext:value-type="float">
            <text:p>0,9</text:p>
          </table:table-cell>
          <table:table-cell table:formula="of:=[.E16]+[.F16]" office:value-type="float" office:value="1.25" calcext:value-type="float">
            <text:p>1,25</text:p>
          </table:table-cell>
          <table:table-cell table:number-columns-repeated="101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formula="of:=POWER(2;1+FLOOR(LOG([.B17];2)))" office:value-type="float" office:value="8" calcext:value-type="float">
            <text:p>8</text:p>
          </table:table-cell>
          <table:table-cell table:style-name="ce13" table:formula="of:=ISODD([.B17])" office:value-type="boolean" office:boolean-value="true" calcext:value-type="boolean">
            <text:p>VRAI</text:p>
          </table:table-cell>
          <table:table-cell table:style-name="ce15" table:formula="of:=([.A17]-[.B17])/[.C17]" office:value-type="float" office:value="0.25" calcext:value-type="float">
            <text:p>0,3</text:p>
          </table:table-cell>
          <table:table-cell table:formula="of:=([.A17]-[.D17])/[.C17]" office:value-type="float" office:value="0.75" calcext:value-type="float">
            <text:p>0,8</text:p>
          </table:table-cell>
          <table:table-cell table:formula="of:=[.E17]+[.F17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formula="of:=POWER(2;1+FLOOR(LOG([.B18];2)))" office:value-type="float" office:value="8" calcext:value-type="float">
            <text:p>8</text:p>
          </table:table-cell>
          <table:table-cell table:style-name="ce13" table:formula="of:=ISODD([.B18])" office:value-type="boolean" office:boolean-value="false" calcext:value-type="boolean">
            <text:p>FAUX</text:p>
          </table:table-cell>
          <table:table-cell table:style-name="ce15" table:formula="of:=([.A18]-[.B18])/[.C18]" office:value-type="float" office:value="0.125" calcext:value-type="float">
            <text:p>0,1</text:p>
          </table:table-cell>
          <table:table-cell table:formula="of:=([.A18]-[.D18])/[.C18]" office:value-type="float" office:value="0.875" calcext:value-type="float">
            <text:p>0,9</text:p>
          </table:table-cell>
          <table:table-cell table:formula="of:=[.E18]+[.F18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table:style-name="ce11" office:value-type="float" office:value="7" calcext:value-type="float">
            <text:p>7</text:p>
          </table:table-cell>
          <table:table-cell table:formula="of:=POWER(2;1+FLOOR(LOG([.B19];2)))" office:value-type="float" office:value="8" calcext:value-type="float">
            <text:p>8</text:p>
          </table:table-cell>
          <table:table-cell table:style-name="ce13" table:formula="of:=ISODD([.B19])" office:value-type="boolean" office:boolean-value="true" calcext:value-type="boolean">
            <text:p>VRAI</text:p>
          </table:table-cell>
          <table:table-cell table:style-name="ce15" table:formula="of:=([.A19]-[.B19])/[.C19]" office:value-type="float" office:value="0" calcext:value-type="float">
            <text:p>0,0</text:p>
          </table:table-cell>
          <table:table-cell table:formula="of:=([.A19]-[.D19])/[.C19]" office:value-type="float" office:value="0.75" calcext:value-type="float">
            <text:p>0,8</text:p>
          </table:table-cell>
          <table:table-cell table:formula="of:=[.E19]+[.F19]" office:value-type="float" office:value="0.75" calcext:value-type="float">
            <text:p>0,75</text:p>
          </table:table-cell>
          <table:table-cell table:number-columns-repeated="1017"/>
        </table:table-row>
        <table:table-row table:style-name="ro1">
          <table:table-cell table:number-columns-repeated="2" table:style-name="ce11" office:value-type="float" office:value="1000" calcext:value-type="float">
            <text:p>1000</text:p>
          </table:table-cell>
          <table:table-cell table:formula="of:=POWER(2;1+FLOOR(LOG([.B20];2)))" office:value-type="float" office:value="1024" calcext:value-type="float">
            <text:p>1024</text:p>
          </table:table-cell>
          <table:table-cell table:style-name="ce13" table:formula="of:=ISODD([.B20])" office:value-type="boolean" office:boolean-value="false" calcext:value-type="boolean">
            <text:p>FAUX</text:p>
          </table:table-cell>
          <table:table-cell table:style-name="ce15" table:formula="of:=([.A20]-[.B20])/[.C20]" office:value-type="float" office:value="0" calcext:value-type="float">
            <text:p>0,0</text:p>
          </table:table-cell>
          <table:table-cell table:formula="of:=([.A20]-[.D20])/[.C20]" office:value-type="float" office:value="0.9765625" calcext:value-type="float">
            <text:p>1,0</text:p>
          </table:table-cell>
          <table:table-cell table:formula="of:=[.E20]+[.F20]" office:value-type="float" office:value="0.9765625" calcext:value-type="float">
            <text:p>0,9765625</text:p>
          </table:table-cell>
          <table:table-cell table:number-columns-repeated="1017"/>
        </table:table-row>
        <table:table-row table:style-name="ro1"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" calcext:value-type="float">
            <text:p>1</text:p>
          </table:table-cell>
          <table:table-cell table:formula="of:=POWER(2;1+FLOOR(LOG([.B21];2)))" office:value-type="float" office:value="2" calcext:value-type="float">
            <text:p>2</text:p>
          </table:table-cell>
          <table:table-cell table:style-name="ce13" table:formula="of:=ISODD([.B21])" office:value-type="boolean" office:boolean-value="true" calcext:value-type="boolean">
            <text:p>VRAI</text:p>
          </table:table-cell>
          <table:table-cell table:style-name="ce15" table:formula="of:=([.A21]-[.B21])/[.C21]" office:value-type="float" office:value="499.5" calcext:value-type="float">
            <text:p>499,5</text:p>
          </table:table-cell>
          <table:table-cell table:formula="of:=([.A21]-[.D21])/[.C21]" office:value-type="float" office:value="499.5" calcext:value-type="float">
            <text:p>499,5</text:p>
          </table:table-cell>
          <table:table-cell table:formula="of:=[.E21]+[.F21]" office:value-type="float" office:value="999" calcext:value-type="float">
            <text:p>999</text:p>
          </table:table-cell>
          <table:table-cell table:number-columns-repeated="1017"/>
        </table:table-row>
        <table:table-row table:style-name="ro1"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" calcext:value-type="float">
            <text:p>1</text:p>
          </table:table-cell>
          <table:table-cell table:formula="of:=POWER(2;1+FLOOR(LOG([.B22];2)))" office:value-type="float" office:value="2" calcext:value-type="float">
            <text:p>2</text:p>
          </table:table-cell>
          <table:table-cell table:style-name="ce13" table:formula="of:=ISODD([.B22])" office:value-type="boolean" office:boolean-value="true" calcext:value-type="boolean">
            <text:p>VRAI</text:p>
          </table:table-cell>
          <table:table-cell table:style-name="ce15" table:formula="of:=([.A22]-[.B22])/[.C22]" office:value-type="float" office:value="500" calcext:value-type="float">
            <text:p>500,0</text:p>
          </table:table-cell>
          <table:table-cell table:formula="of:=([.A22]-[.D22])/[.C22]" office:value-type="float" office:value="500" calcext:value-type="float">
            <text:p>500,0</text:p>
          </table:table-cell>
          <table:table-cell table:formula="of:=[.E22]+[.F22]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11" office:value-type="float" office:value="1002" calcext:value-type="float">
            <text:p>1002</text:p>
          </table:table-cell>
          <table:table-cell table:style-name="ce11" office:value-type="float" office:value="1" calcext:value-type="float">
            <text:p>1</text:p>
          </table:table-cell>
          <table:table-cell table:formula="of:=POWER(2;1+FLOOR(LOG([.B23];2)))" office:value-type="float" office:value="2" calcext:value-type="float">
            <text:p>2</text:p>
          </table:table-cell>
          <table:table-cell table:style-name="ce13" table:formula="of:=ISODD([.B23])" office:value-type="boolean" office:boolean-value="true" calcext:value-type="boolean">
            <text:p>VRAI</text:p>
          </table:table-cell>
          <table:table-cell table:style-name="ce15" table:formula="of:=([.A23]-[.B23])/[.C23]" office:value-type="float" office:value="500.5" calcext:value-type="float">
            <text:p>500,5</text:p>
          </table:table-cell>
          <table:table-cell table:formula="of:=([.A23]-[.D23])/[.C23]" office:value-type="float" office:value="500.5" calcext:value-type="float">
            <text:p>500,5</text:p>
          </table:table-cell>
          <table:table-cell table:formula="of:=[.E23]+[.F23]" office:value-type="float" office:value="1001" calcext:value-type="float">
            <text:p>1001</text:p>
          </table:table-cell>
          <table:table-cell table:number-columns-repeated="1017"/>
        </table:table-row>
        <table:table-row table:style-name="ro1">
          <table:table-cell table:style-name="ce11" office:value-type="float" office:value="1.23456789012346E+017" calcext:value-type="float">
            <text:p>1,23456789012346E+017</text:p>
          </table:table-cell>
          <table:table-cell table:style-name="ce11" office:value-type="float" office:value="1.23456789012346E+016" calcext:value-type="float">
            <text:p>1,23456789012346E+016</text:p>
          </table:table-cell>
          <table:table-cell table:formula="of:=POWER(2;1+FLOOR(LOG([.B24];2)))" office:value-type="float" office:value="1.8014398509482E+016" calcext:value-type="float">
            <text:p>1,8014398509482E+016</text:p>
          </table:table-cell>
          <table:table-cell table:style-name="ce13" table:formula="of:=ISODD([.B24])" office:value-type="boolean" office:boolean-value="false" calcext:value-type="boolean">
            <text:p>FAUX</text:p>
          </table:table-cell>
          <table:table-cell table:style-name="ce15" table:formula="of:=([.A24]-[.B24])/[.C24]" office:value-type="float" office:value="6.16790563685083" calcext:value-type="float">
            <text:p>6,2</text:p>
          </table:table-cell>
          <table:table-cell table:formula="of:=([.A24]-[.D24])/[.C24]" office:value-type="float" office:value="6.85322848538981" calcext:value-type="float">
            <text:p>6,9</text:p>
          </table:table-cell>
          <table:table-cell table:formula="of:=[.E24]+[.F24]" office:value-type="float" office:value="13.0211341222406" calcext:value-type="float">
            <text:p>13,0211341222406</text:p>
          </table:table-cell>
          <table:table-cell table:number-columns-repeated="1017"/>
        </table:table-row>
        <table:table-row table:style-name="ro1">
          <table:table-cell table:style-name="ce11" office:value-type="float" office:value="1.23456789012346E+018" calcext:value-type="float">
            <text:p>1,23456789012346E+018</text:p>
          </table:table-cell>
          <table:table-cell table:style-name="ce11" office:value-type="float" office:value="1.23456789012346E+017" calcext:value-type="float">
            <text:p>1,23456789012346E+017</text:p>
          </table:table-cell>
          <table:table-cell table:formula="of:=POWER(2;1+FLOOR(LOG([.B25];2)))" office:value-type="float" office:value="1.44115188075856E+017" calcext:value-type="float">
            <text:p>1,44115188075856E+017</text:p>
          </table:table-cell>
          <table:table-cell table:style-name="ce13" table:formula="of:=ISODD([.B25])" office:value-type="boolean" office:boolean-value="false" calcext:value-type="boolean">
            <text:p>FAUX</text:p>
          </table:table-cell>
          <table:table-cell table:style-name="ce15" table:formula="of:=([.A25]-[.B25])/[.C25]" office:value-type="float" office:value="7.70988204606354" calcext:value-type="float">
            <text:p>7,7</text:p>
          </table:table-cell>
          <table:table-cell table:formula="of:=([.A25]-[.D25])/[.C25]" office:value-type="float" office:value="8.56653560673727" calcext:value-type="float">
            <text:p>8,6</text:p>
          </table:table-cell>
          <table:table-cell table:formula="of:=[.E25]+[.F25]" office:value-type="float" office:value="16.2764176528008" calcext:value-type="float">
            <text:p>16,2764176528008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8" loext:min-decimal-places="18" number:min-integer-digits="1"/>
    </number:number-style>
    <number:number-style style:name="N114">
      <number:number number:decimal-places="19" loext:min-decimal-places="19" number:min-integer-digits="1"/>
    </number:number-style>
    <number:number-style style:name="N115">
      <number:number number:decimal-places="20" loext:min-decimal-places="20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02:00:03.919237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1:42:28.876515859</meta:creation-date>
    <dc:date>2017-04-09T05:35:58.216141927</dc:date>
    <meta:editing-duration>PT3H10M10S</meta:editing-duration>
    <meta:editing-cycles>3</meta:editing-cycles>
    <meta:generator>LibreOffice/5.2.6.2$Linux_X86_64 LibreOffice_project/20$Build-2</meta:generator>
    <meta:document-statistic meta:table-count="2" meta:cell-count="935" meta:object-count="0"/>
    <meta:user-defined meta:name="qrichtext">1</meta:user-defined>
  </office:meta>
</office:document-meta>
</file>